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onaco" svg:font-family="Monaco,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orphans="2" fo:widows="2"/>
    </style:style>
    <style:style style:name="P2" style:family="paragraph" style:parent-style-name="Text_20_body">
      <style:paragraph-properties fo:margin-left="0in" fo:margin-right="0in" fo:orphans="2" fo:widows="2" fo:text-indent="0in" style:auto-text-indent="false"/>
      <style:text-properties fo:color="#000000" style:font-name="Arial1" fo:font-size="7.5pt" fo:letter-spacing="normal" fo:font-style="italic" fo:font-weight="normal"/>
    </style:style>
    <style:style style:name="P3" style:family="paragraph" style:parent-style-name="Text_20_body">
      <style:paragraph-properties fo:margin-left="0in" fo:margin-right="0in" fo:orphans="2" fo:widows="2" fo:text-indent="0in" style:auto-text-indent="false" fo:background-color="#ffffe0" fo:padding="0.1043in" fo:border="0.0008in solid #ff0000">
        <style:background-image/>
      </style:paragraph-properties>
      <style:text-properties fo:font-variant="normal" fo:text-transform="none" fo:color="#000000" fo:font-size="9pt" fo:letter-spacing="normal" fo:font-style="normal" fo:font-weight="normal"/>
    </style:style>
    <style:style style:name="P4" style:family="paragraph" style:parent-style-name="Preformatted_20_Text">
      <style:paragraph-properties fo:margin-left="0in" fo:margin-right="0in" fo:orphans="2" fo:widows="2" fo:text-indent="0in" style:auto-text-indent="false" fo:background-color="#ffffe0" fo:padding="0.1043in" fo:border="0.0008in solid #ff0000">
        <style:background-image/>
      </style:paragraph-properties>
      <style:text-properties fo:font-variant="normal" fo:text-transform="none" fo:color="#000000" fo:font-size="9pt" fo:letter-spacing="normal" fo:font-style="normal" fo:font-weight="normal"/>
    </style:style>
    <style:style style:name="P5" style:family="paragraph" style:parent-style-name="Preformatted_20_Text">
      <style:paragraph-properties fo:margin-left="0in" fo:margin-right="0in" fo:orphans="2" fo:widows="2" fo:text-indent="0in" style:auto-text-indent="false" fo:background-color="#ffffe0" fo:padding="0.1043in" fo:border="0.0008in solid #ff0000">
        <style:background-image/>
      </style:paragraph-properties>
      <style:text-properties fo:font-variant="normal" fo:text-transform="none" fo:color="#000000" fo:font-size="9pt" fo:letter-spacing="normal" fo:font-style="normal" fo:font-weight="normal" fo:background-color="#00ffff"/>
    </style:style>
    <style:style style:name="P6" style:family="paragraph" style:parent-style-name="Preformatted_20_Text">
      <style:paragraph-properties fo:margin-top="0in" fo:margin-bottom="0.1965in" fo:orphans="2" fo:widows="2" fo:background-color="#ffffe0" fo:padding="0.1043in" fo:border="0.0008in solid #ff0000">
        <style:background-image/>
      </style:paragraph-properties>
      <style:text-properties fo:font-variant="normal" fo:text-transform="none" fo:color="#000000" fo:font-size="9pt" fo:letter-spacing="normal" fo:font-style="normal" fo:font-weight="normal"/>
    </style:style>
    <style:style style:name="P7" style:family="paragraph" style:parent-style-name="Preformatted_20_Text">
      <style:paragraph-properties fo:margin-top="0in" fo:margin-bottom="0.1965in" fo:orphans="2" fo:widows="2" fo:background-color="#ffffe0" fo:padding="0.1043in" fo:border="0.0008in solid #ff0000">
        <style:background-image/>
      </style:paragraph-properties>
      <style:text-properties fo:font-variant="normal" fo:text-transform="none" fo:color="#000000" fo:font-size="9pt" fo:letter-spacing="normal" fo:font-style="normal" fo:font-weight="normal" fo:background-color="#00ffff"/>
    </style:style>
    <style:style style:name="P8" style:family="paragraph" style:parent-style-name="Preformatted_20_Text">
      <style:paragraph-properties fo:orphans="2" fo:widows="2" fo:background-color="#ffffe0" fo:padding="0.1043in" fo:border="0.0008in solid #ff0000">
        <style:background-image/>
      </style:paragraph-properties>
      <style:text-properties fo:font-variant="normal" fo:text-transform="none" fo:color="#000000" fo:letter-spacing="normal"/>
    </style:style>
    <style:style style:name="P9" style:family="paragraph" style:parent-style-name="Preformatted_20_Text">
      <style:paragraph-properties fo:orphans="2" fo:widows="2" fo:background-color="#ffffe0" fo:padding="0.1043in" fo:border="0.0008in solid #ff0000">
        <style:background-image/>
      </style:paragraph-properties>
      <style:text-properties fo:font-variant="normal" fo:text-transform="none" fo:color="#000000" fo:letter-spacing="normal" fo:background-color="#00ffff"/>
    </style:style>
    <style:style style:name="P10" style:family="paragraph" style:parent-style-name="Preformatted_20_Text">
      <style:paragraph-properties fo:orphans="2" fo:widows="2" fo:background-color="#ffffe0" fo:padding="0.1043in" fo:border="0.0008in solid #ff0000">
        <style:background-image/>
      </style:paragraph-properties>
      <style:text-properties fo:font-variant="normal" fo:text-transform="none" fo:color="#000000" fo:font-size="9pt" fo:letter-spacing="normal" fo:font-style="normal" fo:font-weight="normal"/>
    </style:style>
    <style:style style:name="P11" style:family="paragraph" style:parent-style-name="Preformatted_20_Text">
      <style:paragraph-properties fo:orphans="2" fo:widows="2" fo:background-color="#ffffe0" fo:padding="0.1043in" fo:border="0.0008in solid #ff0000">
        <style:background-image/>
      </style:paragraph-properties>
      <style:text-properties fo:font-variant="normal" fo:text-transform="none" fo:color="#000000" fo:font-size="9pt" fo:letter-spacing="normal" fo:font-style="normal" fo:font-weight="normal" fo:background-color="#00ffff"/>
    </style:style>
    <style:style style:name="T1" style:family="text">
      <style:text-properties fo:font-size="9pt" fo:font-style="normal" fo:font-weight="normal"/>
    </style:style>
    <style:style style:name="T2" style:family="text">
      <style:text-properties fo:font-size="9pt" fo:font-style="normal" fo:font-weight="normal" fo:background-color="#00ffff"/>
    </style:style>
    <style:style style:name="T3" style:family="text">
      <style:text-properties style:font-name="Arial1"/>
    </style:style>
    <style:style style:name="T4" style:family="text">
      <style:text-properties style:font-name="Arial1" fo:font-weight="normal"/>
    </style:style>
    <style:style style:name="T5" style:family="text">
      <style:text-properties style:font-name="Arial1" fo:font-weight="normal" fo:background-color="#00ffff"/>
    </style:style>
    <style:style style:name="T6" style:family="text">
      <style:text-properties style:font-name="Arial1" fo:background-color="#00ffff"/>
    </style:style>
    <style:style style:name="T7" style:family="text">
      <style:text-properties style:font-name="Monaco"/>
    </style:style>
    <style:style style:name="T8" style:family="text">
      <style:text-properties fo:color="#3a87cf" style:text-line-through-style="none" style:font-name="Arial1" style:text-underline-style="none" style:text-blinking="false"/>
    </style:style>
    <style:style style:name="T9" style:family="text">
      <style:text-properties fo:font-variant="normal" fo:text-transform="none" fo:color="#000000" style:font-name="Arial1" fo:font-size="9pt" fo:letter-spacing="normal" fo:font-style="normal" fo:font-weight="normal"/>
    </style:style>
    <style:style style:name="T10" style:family="text">
      <style:text-properties fo:font-variant="normal" fo:text-transform="none" fo:color="#000000" style:font-name="Arial1" fo:font-size="9pt" fo:letter-spacing="normal" fo:font-style="normal" fo:font-weight="normal" fo:background-color="#00ffff"/>
    </style:style>
    <style:style style:name="T11" style:family="text">
      <style:text-properties fo:font-variant="normal" fo:text-transform="none" fo:color="#000000" style:font-name="Monaco" fo:font-size="9pt" fo:letter-spacing="normal" fo:font-style="normal" fo:font-weight="normal"/>
    </style:style>
    <style:style style:name="T12" style:family="text">
      <style:text-properties fo:font-variant="normal" fo:text-transform="none" fo:color="#000000" style:text-position="33% 80%" style:font-name="Arial1" fo:font-size="9pt" fo:letter-spacing="normal" fo:font-style="normal" fo:font-weight="normal"/>
    </style:style>
    <style:style style:name="T13" style:family="text">
      <style:text-properties fo:font-variant="normal" fo:text-transform="none" fo:color="#3a87cf" style:text-line-through-style="none" style:font-name="Arial1" fo:font-size="9pt" fo:letter-spacing="normal" fo:font-style="normal" style:text-underline-style="none" fo:font-weight="normal" style:text-blinking="false"/>
    </style:style>
    <style:style style:name="T14" style:family="text">
      <style:text-properties fo:font-variant="normal" fo:text-transform="none" fo:color="#3a87cf" style:text-line-through-style="none" style:font-name="Monaco" fo:font-size="9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5">byte</text:span></text:span><text:span text:style-name="T6">: Th</text:span><text:span text:style-name="T3">e </text:span><text:span text:style-name="Source_20_Text"><text:span text:style-name="T7">byte</text:span></text:span><text:span text:style-name="T3"> data type is an 8-bit signed two's complement integer. It has a minimum value of -128 and a maximum value of 127 (inclusive). The </text:span><text:span text:style-name="Source_20_Text"><text:span text:style-name="T7">byte</text:span></text:span><text:span text:style-name="T3"> data type can be useful for saving memory in large </text:span><text:a xlink:type="simple" xlink:href="https://docs.oracle.com/javase/tutorial/java/nutsandbolts/arrays.html" office:target-frame-name="_top" xlink:show="replace"><text:span text:style-name="T8">arrays</text:span></text:a><text:span text:style-name="T3">, where the memory savings actually matters. They can also be used in place of </text:span><text:span text:style-name="Source_20_Text"><text:span text:style-name="T7">int</text:span></text:span><text:span text:style-name="T3"> where their limits help to clarify your code; the fact that a variable's range is limited can serve as a form of documentation.</text:span></text:p>
      <text:list xml:id="list2869022149035829952" text:style-name="L1">
        <text:list-item>
          <text:p text:style-name="P1"><text:span text:style-name="Strong_20_Emphasis"><text:span text:style-name="T10">short</text:span></text:span><text:span text:style-name="T10">: </text:span><text:span text:style-name="T9">The </text:span><text:span text:style-name="Source_20_Text"><text:span text:style-name="T11">short</text:span></text:span><text:span text:style-name="T9"> data type is a 16-bit signed two's complement integer. It has a minimum value of -32,768 and a maximum value of 32,767 (inclusive). As with </text:span><text:span text:style-name="Source_20_Text"><text:span text:style-name="T11">byte</text:span></text:span><text:span text:style-name="T9">, the same guidelines apply: you can use a </text:span><text:span text:style-name="Source_20_Text"><text:span text:style-name="T11">short</text:span></text:span><text:span text:style-name="T9"> to save memory in large arrays, in situations where the memory savings actually matters.</text:span></text:p>
        </text:list-item>
        <text:list-item>
          <text:p text:style-name="P1"><text:span text:style-name="Strong_20_Emphasis"><text:span text:style-name="T10">int</text:span></text:span><text:span text:style-name="T10">: </text:span><text:span text:style-name="T9">By default, the </text:span><text:span text:style-name="Source_20_Text"><text:span text:style-name="T11">int</text:span></text:span><text:span text:style-name="T9"> data type is a 32-bit signed two's complement integer, which has a minimum value of -2</text:span><text:span text:style-name="T12">31</text:span><text:span text:style-name="T9"> and a maximum value of 2</text:span><text:span text:style-name="T12">31</text:span><text:span text:style-name="T9">-1. In Java SE 8 and later, you can use the </text:span><text:span text:style-name="Source_20_Text"><text:span text:style-name="T11">int</text:span></text:span><text:span text:style-name="T9"> data type to represent an unsigned 32-bit integer, which has a minimum value of 0 and a maximum value of 2</text:span><text:span text:style-name="T12">32</text:span><text:span text:style-name="T9">-1. Use the Integer class to use </text:span><text:span text:style-name="Source_20_Text"><text:span text:style-name="T11">int</text:span></text:span><text:span text:style-name="T9"> data type as an unsigned integer. See the section The Number Classes for more information. Static methods like </text:span><text:span text:style-name="Source_20_Text"><text:span text:style-name="T11">compareUnsigned</text:span></text:span><text:span text:style-name="T9">, </text:span><text:span text:style-name="Source_20_Text"><text:span text:style-name="T11">divideUnsigned</text:span></text:span><text:span text:style-name="T9"> etc have been added to the </text:span><text:a xlink:type="simple" xlink:href="https://docs.oracle.com/javase/8/docs/api/java/lang/Integer.html" office:target-frame-name="_blank" xlink:show="new"><text:span text:style-name="Source_20_Text"><text:span text:style-name="T14">Integer</text:span></text:span></text:a><text:span text:style-name="T9"> class to support the arithmetic operations for unsigned integers.</text:span></text:p>
        </text:list-item>
        <text:list-item>
          <text:p text:style-name="P1"><text:span text:style-name="Strong_20_Emphasis"><text:span text:style-name="T10">long</text:span></text:span><text:span text:style-name="T10">: </text:span><text:span text:style-name="T9">The </text:span><text:span text:style-name="Source_20_Text"><text:span text:style-name="T11">long</text:span></text:span><text:span text:style-name="T9"> data type is a 64-bit two's complement integer. The signed long has a minimum value of -2</text:span><text:span text:style-name="T12">63</text:span><text:span text:style-name="T9"> and a maximum value of 2</text:span><text:span text:style-name="T12">63</text:span><text:span text:style-name="T9">-1. In Java SE 8 and later, you can use the </text:span><text:span text:style-name="Source_20_Text"><text:span text:style-name="T11">long</text:span></text:span><text:span text:style-name="T9"> data type to represent an unsigned 64-bit long, which has a minimum value of 0 and a maximum value of 2</text:span><text:span text:style-name="T12">64</text:span><text:span text:style-name="T9">-1. Use this data type when you need a range of values wider than those provided by </text:span><text:span text:style-name="Source_20_Text"><text:span text:style-name="T11">int</text:span></text:span><text:span text:style-name="T9">. The </text:span><text:a xlink:type="simple" xlink:href="https://docs.oracle.com/javase/8/docs/api/java/lang/Long.html" office:target-frame-name="_blank" xlink:show="new"><text:span text:style-name="Source_20_Text"><text:span text:style-name="T14">Long</text:span></text:span></text:a><text:span text:style-name="T9"> class also contains methods like </text:span><text:span text:style-name="Source_20_Text"><text:span text:style-name="T11">compareUnsigned</text:span></text:span><text:span text:style-name="T9">, </text:span><text:span text:style-name="Source_20_Text"><text:span text:style-name="T11">divideUnsigned</text:span></text:span><text:span text:style-name="T9"> etc to support arithmetic operations for unsigned long.</text:span></text:p>
        </text:list-item>
        <text:list-item>
          <text:p text:style-name="P1"><text:span text:style-name="Strong_20_Emphasis"><text:span text:style-name="T10">float</text:span></text:span><text:span text:style-name="T10">:</text:span><text:span text:style-name="T9"> The </text:span><text:span text:style-name="Source_20_Text"><text:span text:style-name="T11">float</text:span></text:span><text:span text:style-name="T9"> data type is a single-precision 32-bit IEEE 754 floating point. Its range of values is beyond the scope of this discussion, but is specified in the </text:span><text:a xlink:type="simple" xlink:href="https://docs.oracle.com/javase/specs/jls/se7/html/jls-4.html#jls-4.2.3" office:target-frame-name="_blank" xlink:show="new"><text:span text:style-name="T13">Floating-Point Types, Formats, and Values</text:span></text:a><text:span text:style-name="T9"> section of the Java Language Specification. As with the recommendations for </text:span><text:span text:style-name="Source_20_Text"><text:span text:style-name="T11">byte</text:span></text:span><text:span text:style-name="T9"> and </text:span><text:span text:style-name="Source_20_Text"><text:span text:style-name="T11">short</text:span></text:span><text:span text:style-name="T9">, use a </text:span><text:span text:style-name="Source_20_Text"><text:span text:style-name="T11">float</text:span></text:span><text:span text:style-name="T9"> (instead of </text:span><text:span text:style-name="Source_20_Text"><text:span text:style-name="T11">double</text:span></text:span><text:span text:style-name="T9">) if you need to save memory in large arrays of floating point numbers. This data type should never be used for precise values, such as currency. For that, you will need to use the </text:span><text:a xlink:type="simple" xlink:href="https://docs.oracle.com/javase/8/docs/api/java/math/BigDecimal.html" office:target-frame-name="_blank" xlink:show="new"><text:span text:style-name="T13">java.math.BigDecimal</text:span></text:a><text:span text:style-name="T9"> class instead. </text:span><text:a xlink:type="simple" xlink:href="https://docs.oracle.com/javase/tutorial/java/data/index.html" office:target-frame-name="_top" xlink:show="replace"><text:span text:style-name="T13">Numbers and Strings</text:span></text:a><text:span text:style-name="T9"> covers </text:span><text:span text:style-name="Source_20_Text"><text:span text:style-name="T11">BigDecimal</text:span></text:span><text:span text:style-name="T9"> and other useful classes provided by the Java platform.</text:span></text:p>
        </text:list-item>
        <text:list-item>
          <text:p text:style-name="P1"><text:span text:style-name="Strong_20_Emphasis"><text:span text:style-name="T10">double</text:span></text:span><text:span text:style-name="T10">:</text:span><text:span text:style-name="T9"> The </text:span><text:span text:style-name="Source_20_Text"><text:span text:style-name="T11">double</text:span></text:span><text:span text:style-name="T9"> data type is a double-precision 64-bit IEEE 754 floating point. Its range of values is beyond the scope of this discussion, but is specified in the </text:span><text:a xlink:type="simple" xlink:href="https://docs.oracle.com/javase/specs/jls/se7/html/jls-4.html#jls-4.2.3" office:target-frame-name="_blank" xlink:show="new"><text:span text:style-name="T13">Floating-Point Types, Formats, and Values</text:span></text:a><text:span text:style-name="T9"> section of the Java Language Specification. For decimal values, this data type is generally the default choice. As mentioned above, this data type should never be used for precise values, such as currency.</text:span></text:p>
        </text:list-item>
        <text:list-item>
          <text:p text:style-name="P1"><text:span text:style-name="Strong_20_Emphasis"><text:span text:style-name="T10">boolean</text:span></text:span><text:span text:style-name="T10">:</text:span><text:span text:style-name="T9"> The </text:span><text:span text:style-name="Source_20_Text"><text:span text:style-name="T11">boolean</text:span></text:span><text:span text:style-name="T9"> data type has only two possible values: </text:span><text:span text:style-name="Source_20_Text"><text:span text:style-name="T11">true</text:span></text:span><text:span text:style-name="T9"> and </text:span><text:span text:style-name="Source_20_Text"><text:span text:style-name="T11">false</text:span></text:span><text:span text:style-name="T9">. Use this data type for simple flags that track true/false conditions. This data type represents one bit of information, but its "size" isn't something that's precisely defined.</text:span></text:p>
        </text:list-item>
        <text:list-item>
          <text:p text:style-name="P1"><text:span text:style-name="Strong_20_Emphasis"><text:span text:style-name="T10">char</text:span></text:span><text:span text:style-name="T10">:</text:span><text:span text:style-name="T9"> The </text:span><text:span text:style-name="Source_20_Text"><text:span text:style-name="T11">char</text:span></text:span><text:span text:style-name="T9"> data type is a single 16-bit Unicode character. It has a minimum value of </text:span><text:span text:style-name="Source_20_Text"><text:span text:style-name="T11">'\u0000'</text:span></text:span><text:span text:style-name="T9"> (or 0) and a maximum value of </text:span><text:span text:style-name="Source_20_Text"><text:span text:style-name="T11">'\uffff'</text:span></text:span><text:span text:style-name="T9"> (or 65,535 inclusive).</text:span></text:p>
        </text:list-item>
      </text:list>
      <text:p text:style-name="Text_20_body"><text:line-break/></text:p>
      <text:p text:style-name="P4"/>
      <text:p text:style-name="P4"/>
      <text:p text:style-name="P4"/>
      <text:p text:style-name="P4"/>
      <text:p text:style-name="P4"/>
      <text:p text:style-name="P5">class Test {</text:p>
      <text:p text:style-name="P8"><text:s text:c="4"/><text:span text:style-name="T1">public static void main(String[] args) {</text:span></text:p>
      <text:p text:style-name="P8"><text:s text:c="7"/></text:p>
      <text:p text:style-name="P8"><text:s text:c="8"/><text:span text:style-name="T1">// An example of overflow:</text:span></text:p>
      <text:p text:style-name="P8"><text:s text:c="8"/><text:span text:style-name="T2">double d = 1e308;</text:span></text:p>
      <text:p text:style-name="P9"><text:s text:c="8"/><text:span text:style-name="T1">System.out.print("overflow produces infinity: ");</text:span></text:p>
      <text:p text:style-name="P8"><text:s text:c="8"/><text:span text:style-name="T2">System.out.println(d + "*10==" + d*10);</text:span></text:p>
      <text:p text:style-name="P8"><text:s text:c="7"/></text:p>
      <text:p text:style-name="P8"><text:s text:c="8"/><text:span text:style-name="T1">// An example of gradual underflow:</text:span></text:p>
      <text:p text:style-name="P8"><text:s text:c="8"/><text:span text:style-name="T1">d = 1e-305 * Math.PI;</text:span></text:p>
      <text:p text:style-name="P8"><text:s text:c="8"/><text:span text:style-name="T1">System.out.print("gradual underflow: " + d + "\n <text:s text:c="2"/>");</text:span></text:p>
      <text:p text:style-name="P8"><text:s text:c="8"/><text:span text:style-name="T1">for (int i = 0; i &lt; 4; i++)</text:span></text:p>
      <text:p text:style-name="P8"><text:s text:c="8"/><text:span text:style-name="T1">System.out.print(" " + (d /= 100000));</text:span></text:p>
      <text:p text:style-name="P8"><text:s text:c="8"/><text:span text:style-name="T1">System.out.println();</text:span></text:p>
      <text:p text:style-name="P8"><text:s text:c="8"/></text:p>
      <text:p text:style-name="P8"><text:soft-page-break/><text:span text:style-name="T1"/></text:p>
      <text:p text:style-name="P8"><text:span text:style-name="T1"><text:s text:c="9"/>// An example of NaN:</text:span></text:p>
      <text:p text:style-name="P8"><text:s text:c="8"/><text:span text:style-name="T2">System.out.print("0.0/0.0 is Not-a-Number: ");</text:span></text:p>
      <text:p text:style-name="P9"><text:s text:c="8"/><text:span text:style-name="T1">d = 0.0/0.0;</text:span></text:p>
      <text:p text:style-name="P9"><text:s text:c="8"/><text:span text:style-name="T1">System.out.println(d);</text:span></text:p>
      <text:p text:style-name="P8"><text:s text:c="8"/></text:p>
      <text:p text:style-name="P8"><text:span text:style-name="T1"><text:s text:c="9"/>// An example of inexact results and rounding:</text:span></text:p>
      <text:p text:style-name="P8"><text:s text:c="8"/><text:span text:style-name="T1">System.out.print("inexact results with float:");</text:span></text:p>
      <text:p text:style-name="P8"><text:s text:c="8"/><text:span text:style-name="T1">for (int i = 0; i &lt; 100; i++) {</text:span></text:p>
      <text:p text:style-name="P8"><text:s text:c="12"/><text:span text:style-name="T1">float z = 1.0f / i;</text:span></text:p>
      <text:p text:style-name="P8"><text:s text:c="12"/><text:span text:style-name="T1">if (z * i != 1.0f)</text:span></text:p>
      <text:p text:style-name="P8"><text:s text:c="16"/><text:span text:style-name="T1">System.out.print(" " + i);</text:span></text:p>
      <text:p text:style-name="P8"><text:s text:c="8"/><text:span text:style-name="T1">}</text:span></text:p>
      <text:p text:style-name="P8"><text:s text:c="8"/><text:span text:style-name="T1">System.out.println();</text:span></text:p>
      <text:p text:style-name="P8"><text:s text:c="8"/></text:p>
      <text:p text:style-name="P8"><text:span text:style-name="T1"/></text:p>
      <text:p text:style-name="P8"><text:span text:style-name="T1"/></text:p>
      <text:p text:style-name="P8"><text:span text:style-name="T1"><text:s text:c="9"/>// Another example of inexact results and rounding:</text:span></text:p>
      <text:p text:style-name="P8"><text:s text:c="8"/><text:span text:style-name="T1">System.out.print("inexact results with double:");</text:span></text:p>
      <text:p text:style-name="P8"><text:s text:c="8"/><text:span text:style-name="T1">for (int i = 0; i &lt; 100; i++) {</text:span></text:p>
      <text:p text:style-name="P8"><text:s text:c="12"/><text:span text:style-name="T1">double z = 1.0 / i;</text:span></text:p>
      <text:p text:style-name="P8"><text:s text:c="12"/><text:span text:style-name="T1">if (z * i != 1.0)</text:span></text:p>
      <text:p text:style-name="P8"><text:s text:c="16"/><text:span text:style-name="T1">System.out.print(" " + i);</text:span></text:p>
      <text:p text:style-name="P8"><text:s text:c="8"/><text:span text:style-name="T1">}</text:span></text:p>
      <text:p text:style-name="P8"><text:s text:c="8"/><text:span text:style-name="T1">System.out.println();</text:span></text:p>
      <text:p text:style-name="P8"><text:s text:c="8"/><text:span text:style-name="T1">// An example of cast to integer rounding:</text:span></text:p>
      <text:p text:style-name="P8"><text:s text:c="8"/><text:span text:style-name="T2">System.out.print("cast to int rounds toward 0: ");</text:span></text:p>
      <text:p text:style-name="P9"><text:s text:c="8"/><text:span text:style-name="T1">d = 12345.6;</text:span></text:p>
      <text:p text:style-name="P9"><text:s text:c="8"/><text:span text:style-name="T1">System.out.println((int)d + " " + (int)(-d));</text:span></text:p>
      <text:p text:style-name="P8"><text:s text:c="4"/><text:span text:style-name="T1">}</text:span></text:p>
      <text:p text:style-name="P6">}</text:p>
      <text:p text:style-name="P2">This program produces the output:</text:p>
      <text:p text:style-name="P5">overflow produces infinity: 1.0e+308*10==Infinity</text:p>
      <text:p text:style-name="P11"/>
      <text:p text:style-name="P11">gradual underflow: 3.141592653589793E-305</text:p>
      <text:p text:style-name="P11"/>
      <text:p text:style-name="P11">3.1415926535898E-310 3.141592653E-315 3.142E-320 0.0</text:p>
      <text:p text:style-name="P11"/>
      <text:p text:style-name="P11">0.0/0.0 is Not-a-Number: NaN</text:p>
      <text:p text:style-name="P10"/>
      <text:p text:style-name="P10">inexact results with float: 0 41 47 55 61 82 83 94 97</text:p>
      <text:p text:style-name="P10"/>
      <text:p text:style-name="P10">inexact results with double: 0 49 98</text:p>
      <text:p text:style-name="P10"/>
      <text:p text:style-name="P7">cast to int rounds toward 0: 12345 -1234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onaco" svg:font-family="Monaco,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35S</meta:editing-duration>
    <meta:editing-cycles>3</meta:editing-cycles>
    <meta:generator>OpenOffice.org/3.4.1$Win32 OpenOffice.org_project/341m1$Build-9593</meta:generator>
    <dc:date>2017-11-15T19:34:32.87</dc:date>
    <meta:document-statistic meta:table-count="0" meta:image-count="0" meta:object-count="0" meta:page-count="2" meta:paragraph-count="60" meta:word-count="800" meta:character-count="5011"/>
    <meta:user-defined meta:name="Info 1"/>
    <meta:user-defined meta:name="Info 2"/>
    <meta:user-defined meta:name="Info 3"/>
    <meta:user-defined meta:name="Info 4"/>
  </office:meta>
</office:document-meta>
</file>